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14a8"/>
    </style:style>
    <style:style style:name="P2" style:family="paragraph" style:parent-style-name="Standard">
      <style:text-properties fo:font-size="14pt" officeooo:rsid="000e568d" officeooo:paragraph-rsid="000e568d" style:font-size-asian="14pt" style:font-size-complex="14pt"/>
    </style:style>
    <style:style style:name="P3" style:family="paragraph" style:parent-style-name="Standard">
      <style:text-properties fo:font-size="14pt" officeooo:rsid="001114a8" officeooo:paragraph-rsid="001114a8" style:font-size-asian="14pt" style:font-size-complex="14pt"/>
    </style:style>
    <style:style style:name="P4" style:family="paragraph" style:parent-style-name="Standard">
      <style:text-properties fo:font-size="14pt" officeooo:rsid="0015667d" officeooo:paragraph-rsid="0017bda5" style:font-size-asian="14pt" style:font-size-complex="14pt"/>
    </style:style>
    <style:style style:name="P5" style:family="paragraph" style:parent-style-name="Standard">
      <style:text-properties fo:font-size="14pt" officeooo:rsid="0015667d" officeooo:paragraph-rsid="0015667d" style:font-size-asian="14pt" style:font-size-complex="14pt"/>
    </style:style>
    <style:style style:name="P6" style:family="paragraph" style:parent-style-name="Standard">
      <style:text-properties fo:font-size="14pt" officeooo:rsid="0017bda5" officeooo:paragraph-rsid="0017bda5" style:font-size-asian="14pt" style:font-size-complex="14pt"/>
    </style:style>
    <style:style style:name="P7" style:family="paragraph" style:parent-style-name="Standard">
      <style:text-properties fo:font-size="14pt" officeooo:rsid="00167401" officeooo:paragraph-rsid="00167401" style:font-size-asian="14pt" style:font-size-complex="14pt"/>
    </style:style>
    <style:style style:name="P8" style:family="paragraph" style:parent-style-name="Standard">
      <style:text-properties fo:font-size="14pt" officeooo:rsid="0018eac4" officeooo:paragraph-rsid="0018eac4" style:font-size-asian="14pt" style:font-size-complex="14pt"/>
    </style:style>
    <style:style style:name="P9" style:family="paragraph" style:parent-style-name="Standard">
      <style:text-properties fo:font-size="14pt" officeooo:rsid="001e823f" officeooo:paragraph-rsid="001e823f" style:font-size-asian="14pt" style:font-size-complex="14pt"/>
    </style:style>
    <style:style style:name="P10" style:family="paragraph" style:parent-style-name="Standard">
      <style:text-properties fo:font-size="14pt" officeooo:rsid="001ed9e8" officeooo:paragraph-rsid="001ed9e8" style:font-size-asian="14pt" style:font-size-complex="14pt"/>
    </style:style>
    <style:style style:name="P11" style:family="paragraph" style:parent-style-name="Standard">
      <style:text-properties fo:font-size="14pt" officeooo:rsid="001ff8f5" officeooo:paragraph-rsid="001ff8f5" style:font-size-asian="14pt" style:font-size-complex="14pt"/>
    </style:style>
    <style:style style:name="P12" style:family="paragraph" style:parent-style-name="Standard">
      <style:text-properties fo:font-size="14pt" officeooo:rsid="00215278" officeooo:paragraph-rsid="00215278" style:font-size-asian="14pt" style:font-size-complex="14pt"/>
    </style:style>
    <style:style style:name="P13" style:family="paragraph" style:parent-style-name="Standard">
      <style:text-properties fo:font-size="14pt" fo:language="vi" fo:country="VN" officeooo:rsid="000e568d" officeooo:paragraph-rsid="000ff45e" style:font-size-asian="14pt" style:font-size-complex="14pt"/>
    </style:style>
    <style:style style:name="P14" style:family="paragraph" style:parent-style-name="Standard">
      <style:text-properties fo:font-size="14pt" fo:language="vi" fo:country="VN" officeooo:rsid="000e568d" officeooo:paragraph-rsid="000e568d" style:font-size-asian="14pt" style:font-size-complex="14pt"/>
    </style:style>
    <style:style style:name="P15" style:family="paragraph" style:parent-style-name="Standard">
      <style:text-properties fo:font-size="14pt" fo:font-weight="bold" officeooo:paragraph-rsid="001d7efa" fo:background-color="#ffff0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8eac4" officeooo:paragraph-rsid="0018eac4" fo:background-color="#ffff00" style:font-size-asian="14pt" style:font-weight-asian="bold" style:font-size-complex="14pt" style:font-weight-complex="bold"/>
    </style:style>
    <style:style style:name="P17" style:family="paragraph" style:parent-style-name="Text_20_body">
      <style:text-properties fo:color="#333333" fo:font-size="16pt" officeooo:rsid="0015667d" officeooo:paragraph-rsid="0015667d" style:font-size-asian="16pt" style:font-size-complex="16pt"/>
    </style:style>
    <style:style style:name="P18" style:family="paragraph" style:parent-style-name="Text_20_body">
      <style:text-properties fo:color="#333333" fo:font-size="16pt" officeooo:rsid="0015667d" officeooo:paragraph-rsid="001d7efa" style:font-size-asian="16pt" style:font-size-complex="16pt"/>
    </style:style>
    <style:style style:name="P19" style:family="paragraph" style:parent-style-name="Text_20_body">
      <style:text-properties officeooo:paragraph-rsid="001d7efa"/>
    </style:style>
    <style:style style:name="P20" style:family="paragraph" style:parent-style-name="Heading_20_1">
      <style:text-properties fo:font-size="14pt" officeooo:rsid="000e568d" officeooo:paragraph-rsid="000e568d" style:font-size-asian="14pt" style:font-size-complex="14pt"/>
    </style:style>
    <style:style style:name="P21" style:family="paragraph" style:parent-style-name="Heading_20_1">
      <style:text-properties fo:font-size="14pt" officeooo:rsid="0018eac4" officeooo:paragraph-rsid="0018eac4" style:font-size-asian="14pt" style:font-size-complex="14pt"/>
    </style:style>
    <style:style style:name="P22" style:family="paragraph" style:parent-style-name="Preformatted_20_Text">
      <style:paragraph-properties>
        <style:tab-stops>
          <style:tab-stop style:position="5.0189in"/>
        </style:tab-stops>
      </style:paragraph-properties>
      <style:text-properties fo:color="#333333" fo:font-size="16pt" officeooo:rsid="0015667d" officeooo:paragraph-rsid="001d7efa" style:font-size-asian="16pt" style:font-size-complex="16pt"/>
    </style:style>
    <style:style style:name="P23" style:family="paragraph" style:parent-style-name="Heading_20_3">
      <style:text-properties fo:color="#333333" fo:font-size="14pt" officeooo:rsid="0015667d" officeooo:paragraph-rsid="0015667d" style:font-size-asian="14pt" style:font-size-complex="14pt"/>
    </style:style>
    <style:style style:name="T1" style:family="text">
      <style:text-properties fo:language="vi" fo:country="VN"/>
    </style:style>
    <style:style style:name="T2" style:family="text">
      <style:text-properties fo:language="vi" fo:country="VN" officeooo:rsid="000ff45e"/>
    </style:style>
    <style:style style:name="T3" style:family="text">
      <style:text-properties officeooo:rsid="0010545e"/>
    </style:style>
    <style:style style:name="T4" style:family="text">
      <style:text-properties officeooo:rsid="0011b75b"/>
    </style:style>
    <style:style style:name="T5" style:family="text">
      <style:text-properties officeooo:rsid="00143c3b"/>
    </style:style>
    <style:style style:name="T6" style:family="text">
      <style:text-properties fo:font-size="16pt" officeooo:rsid="001114a8" style:font-size-asian="16pt" style:font-size-complex="16pt"/>
    </style:style>
    <style:style style:name="T7" style:family="text">
      <style:text-properties officeooo:rsid="00167401"/>
    </style:style>
    <style:style style:name="T8" style:family="text">
      <style:text-properties officeooo:rsid="0017bda5"/>
    </style:style>
    <style:style style:name="T9" style:family="text">
      <style:text-properties officeooo:rsid="001a6501"/>
    </style:style>
    <style:style style:name="T10" style:family="text">
      <style:text-properties officeooo:rsid="001a9bad"/>
    </style:style>
    <style:style style:name="T11" style:family="text">
      <style:text-properties officeooo:rsid="001d2d8d"/>
    </style:style>
    <style:style style:name="T12" style:family="text">
      <style:text-properties officeooo:rsid="001d7efa"/>
    </style:style>
    <style:style style:name="T13" style:family="text">
      <style:text-properties fo:color="#333333" fo:font-size="16pt" officeooo:rsid="001d7efa" style:font-size-asian="16pt" style:font-size-complex="16pt"/>
    </style:style>
    <style:style style:name="T14" style:family="text">
      <style:text-properties fo:color="#333333" officeooo:rsid="001d7efa"/>
    </style:style>
    <style:style style:name="T15" style:family="text">
      <style:text-properties fo:color="#333333" fo:font-size="14pt" officeooo:rsid="001d7efa" style:font-size-asian="14pt" style:font-size-complex="14pt"/>
    </style:style>
    <style:style style:name="T16" style:family="text">
      <style:text-properties officeooo:rsid="001114a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114a8" style:font-size-asian="14pt" style:font-size-complex="14pt"/>
    </style:style>
    <style:style style:name="T19" style:family="text">
      <style:text-properties fo:font-size="14pt" officeooo:rsid="001d2d8d" style:font-size-asian="14pt" style:font-size-complex="14pt"/>
    </style:style>
    <style:style style:name="T20" style:family="text">
      <style:text-properties fo:font-size="14pt" officeooo:rsid="001d7efa" style:font-size-asian="14pt" style:font-size-complex="14pt"/>
    </style:style>
    <style:style style:name="T21" style:family="text">
      <style:text-properties fo:color="#800000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Tao ung dung moi.</text:p>
      <text:p text:style-name="P2">Automatic cap nhat → “hot code push”.</text:p>
      <text:p text:style-name="P2"/>
      <text:p text:style-name="P2">2.<text:span text:style-name="T3">Components</text:span>.</text:p>
      <text:h text:style-name="P20" text:outline-level="1"><text:bookmark text:name="definingviewswithreactcomponents"/><text:span text:style-name="T2">(</text:span><text:span text:style-name="T1">Defining views with React components</text:span><text:span text:style-name="T2">)</text:span></text:h>
      <text:p text:style-name="P13">Định <text:span text:style-name="T5">nghia</text:span> cac view với <text:span text:style-name="T5">cac thanh phan cua React</text:span>.</text:p>
      <text:p text:style-name="P14"/>
      <text:p text:style-name="P3">a) <text:span text:style-name="T5">C</text:span>ai dat 1 vai NPM pack<text:span text:style-name="T4">ages → ho tro React.</text:span></text:p>
      <text:p text:style-name="P1"><text:span text:style-name="T18">“</text:span><text:span text:style-name="Source_20_Text"><text:span text:style-name="T17">meteor npm install --save react react-dom”</text:span></text:span></text:p>
      <text:p text:style-name="P1"><text:span text:style-name="Source_20_Text"><text:span text:style-name="T17"/></text:span></text:p>
      <text:p text:style-name="P4">b)</text:p>
      <text:p text:style-name="P4"><text:span text:style-name="T8">+</text:span> <text:span text:style-name="T7">add them code.</text:span></text:p>
      <text:p text:style-name="P6">+ add css.</text:p>
      <text:p text:style-name="P7"><text:s text:c="4"/>Position -&gt;relative .</text:p>
      <text:p text:style-name="P5"/>
      <text:p text:style-name="P16">3.Collec<text:span text:style-name="T9">tions.</text:span></text:p>
      <text:h text:style-name="P21" text:outline-level="1"><text:bookmark text:name="storingtasksinacollection"/>Storing<text:span text:style-name="T10">(lu tru) cac</text:span> tasks in a collection.</text:h>
      <text:p text:style-name="P8"/>
      <text:h text:style-name="P23" text:outline-level="3"><text:span text:style-name="T12">+</text:span>Using data from a collection inside a React component.</text:h>
      <text:p text:style-name="P17"><text:span text:style-name="T19"><text:tab/>Chung ta su dung</text:span><text:span text:style-name="T17"> </text:span><text:span text:style-name="T19">1</text:span><text:span text:style-name="T17"> Atmosphere package </text:span><text:span text:style-name="T19">tu “</text:span><text:span text:style-name="Source_20_Text"><text:span text:style-name="T17">react-meteor-data”</text:span></text:span></text:p>
      <text:p text:style-name="P19"><text:span text:style-name="Source_20_Text"><text:span text:style-name="T15">+</text:span></text:span><text:bookmark text:name="insertingtasksfromtheserversidedatabaseconsole"/><text:span text:style-name="T17">Inserting tasks from the server-side database console</text:span></text:p>
      <text:p text:style-name="P22"><text:span text:style-name="Source_20_Text"><text:span text:style-name="T21">meteor mongo</text:span></text:span></text:p>
      <text:p text:style-name="P22"><text:span text:style-name="Source_20_Text"><text:span text:style-name="T21">db.tasks.insert({ text: "Hello world!", createdAt: new Date() });</text:span></text:span></text:p>
      <text:p text:style-name="P18"><text:span text:style-name="Source_20_Text"><text:span text:style-name="T17"/></text:span></text:p>
      <text:p text:style-name="P15"><text:span text:style-name="T12">4.</text:span><text:bookmark text:name="addingtaskswithaform"/>Adding tasks with a form</text:p>
      <text:p text:style-name="P9">+ Add “input field”</text:p>
      <text:p text:style-name="P9"/>
      <text:p text:style-name="P9">+ Add “handleSubmit”</text:p>
      <text:p text:style-name="P9"/>
      <text:p text:style-name="P10">+ Giai thich :</text:p>
      <text:p text:style-name="P10">+ Sort task</text:p>
      <text:p text:style-name="P10"/>
      <text:p text:style-name="P11">7.</text:p>
      <text:p text:style-name="P11"/>
      <text:p text:style-name="P11">+Add checkbox.</text:p>
      <text:p text:style-name="P12">+Add </text:p>
      <text:p text:style-name="P12"/>
      <text:p text:style-name="P12">8. Ac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7:20:09.271748350</meta:creation-date>
    <dc:date>2016-06-07T16:47:26.244082673</dc:date>
    <meta:editing-duration>PT4H52M13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124" meta:character-count="721" meta:non-whitespace-character-count="619"/>
  </office:meta>
</office:document-meta>
</file>